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1f4150" officeooo:paragraph-rsid="001f4150" style:font-size-asian="10pt" style:font-size-complex="10pt"/>
    </style:style>
    <style:style style:name="P2" style:family="paragraph" style:parent-style-name="Text_20_body">
      <style:text-properties officeooo:rsid="001f4150"/>
    </style:style>
    <style:style style:name="P3" style:family="paragraph" style:parent-style-name="Text_20_body">
      <style:text-properties officeooo:rsid="001f4150" officeooo:paragraph-rsid="001f4150"/>
    </style:style>
    <style:style style:name="P4" style:family="paragraph" style:parent-style-name="Title">
      <style:text-properties officeooo:rsid="00204bc5" officeooo:paragraph-rsid="00204b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le</text:p>
      <text:p text:style-name="P2"/>
      <text:p text:style-name="P3">Malé sele má sopel. Sele sípá.</text:p>
      <text:p text:style-name="P3">Máma mu mele melasu. Sele mlsá mls. Pase se.</text:p>
      <text:p text:style-name="P3">Melasa sele spasil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8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4:09:54.959414512</meta:creation-date>
    <meta:editing-duration>PT8M31S</meta:editing-duration>
    <meta:editing-cycles>6</meta:editing-cycles>
    <meta:generator>LibreOffice/6.0.6.2$Linux_X86_64 LibreOffice_project/00m0$Build-2</meta:generator>
    <dc:date>2018-11-11T12:56:07.165869507</dc:date>
    <meta:print-date>2018-11-11T12:04:33.143499983</meta:print-date>
    <meta:document-statistic meta:table-count="0" meta:image-count="0" meta:object-count="0" meta:page-count="1" meta:paragraph-count="4" meta:word-count="19" meta:character-count="98" meta:non-whitespace-character-count="83"/>
  </office:meta>
</office:document-meta>
</file>